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NodeDefinitionImpl.getDefaultPrimar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odeDefinitionImpl.defines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odeDefinitionImpl.QNodeDefinitionImpl( Name name , Name declaringNodeType , boolean isAutoCreated , boolean isMandatory , int onParentVersion , boolean isProtected , Name defaultPrimaryType , Name [ ] requiredPrimaryTypes , boolean allowsSameNameSibl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NodeDefinitionImpl.allowsSameNameSibl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odeDefinitionImpl.equals( Object obj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QNodeDefinitionImpl.getRequiredPrimary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odeDefinitionImpl.QNodeDefinitionImpl( QNodeDefinition node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NodeDefinitionImpl.hashCod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